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Andika" svg:font-family="Andika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eca8a"/>
    </style:style>
    <style:style style:name="P2" style:family="paragraph" style:parent-style-name="Standard">
      <style:text-properties style:font-name="Andika" officeooo:paragraph-rsid="001eca8a"/>
    </style:style>
    <style:style style:name="T1" style:family="text">
      <style:text-properties officeooo:rsid="001eca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Liste de fontes</text:span></text:p>
      <text:p text:style-name="Standard"><text:span text:style-name="T1"/></text:p>
      <text:p text:style-name="P1"><text:span text:style-name="T1">Aaargh</text:span></text:p>
      <text:p text:style-name="P1"><text:span text:style-name="T1">afta-sans</text:span></text:p>
      <text:p text:style-name="P1"><text:span text:style-name="T1">amaranth</text:span></text:p>
      <text:p text:style-name="P1"><text:span text:style-name="T1">amble</text:span></text:p>
      <text:p text:style-name="P1"><text:span text:style-name="T1">Anaheim</text:span></text:p>
      <text:p text:style-name="P2"><text:span text:style-name="T1">Andika-Basic</text:span></text:p>
      <text:p text:style-name="P1"><text:span text:style-name="T1">Anonymous-Pro</text:span></text:p>
      <text:p text:style-name="P1"><text:span text:style-name="T1">Antic_Slab</text:span></text:p>
      <text:p text:style-name="P1"><text:span text:style-name="T1">archive</text:span></text:p>
      <text:p text:style-name="P1"><text:span text:style-name="T1">Archivo_Narrow</text:span></text:p>
      <text:p text:style-name="P1"><text:span text:style-name="T1">Arimo</text:span></text:p>
      <text:p text:style-name="P1"><text:span text:style-name="T1">arimo-1.20</text:span></text:p>
      <text:p text:style-name="P1"><text:span text:style-name="T1">Armata</text:span></text:p>
      <text:p text:style-name="P1"><text:span text:style-name="T1">asap</text:span></text:p>
      <text:p text:style-name="P1"><text:span text:style-name="T1">Banksia</text:span></text:p>
      <text:p text:style-name="P1"><text:span text:style-name="T1">Bitstream-Vera-Sans</text:span></text:p>
      <text:p text:style-name="P1"><text:span text:style-name="T1">BPreplay</text:span></text:p>
      <text:p text:style-name="P1"><text:span text:style-name="T1">cabin</text:span></text:p>
      <text:p text:style-name="P1"><text:span text:style-name="T1">cantarell</text:span></text:p>
      <text:p text:style-name="P1"><text:span text:style-name="T1">Chivo</text:span></text:p>
      <text:p text:style-name="P1"><text:span text:style-name="T1">comfortaa</text:span></text:p>
      <text:p text:style-name="P1"><text:span text:style-name="T1">Cousine</text:span></text:p>
      <text:p text:style-name="P1"><text:span text:style-name="T1">cousine-1.20</text:span></text:p>
      <text:p text:style-name="P1"><text:span text:style-name="T1">crete-round</text:span></text:p>
      <text:p text:style-name="P1"><text:soft-page-break/><text:span text:style-name="T1">crimson-0.8</text:span></text:p>
      <text:p text:style-name="P1"><text:span text:style-name="T1">Devroye</text:span></text:p>
      <text:p text:style-name="P1"><text:span text:style-name="T1">district_thin_pro</text:span></text:p>
      <text:p text:style-name="P1"><text:span text:style-name="T1">Domine</text:span></text:p>
      <text:p text:style-name="P1"><text:span text:style-name="T1">Droid_Sans</text:span></text:p>
      <text:p text:style-name="P1"><text:span text:style-name="T1">Droid_Sans_Mono</text:span></text:p>
      <text:p text:style-name="P1"><text:span text:style-name="T1">droid-1.0</text:span></text:p>
      <text:p text:style-name="P1"><text:span text:style-name="T1">Fanwood</text:span></text:p>
      <text:p text:style-name="P1"><text:span text:style-name="T1">Inconsolata</text:span></text:p>
      <text:p text:style-name="P1"><text:span text:style-name="T1">Junction</text:span></text:p>
      <text:p text:style-name="P1"><text:span text:style-name="T1">Karla</text:span></text:p>
      <text:p text:style-name="P1"><text:span text:style-name="T1">Kontrapunkt</text:span></text:p>
      <text:p text:style-name="P1"><text:span text:style-name="T1">Lato</text:span></text:p>
      <text:p text:style-name="P1"><text:span text:style-name="T1">League Gothic</text:span></text:p>
      <text:p text:style-name="P1"><text:span text:style-name="T1">Linden Hill</text:span></text:p>
      <text:p text:style-name="P1"><text:span text:style-name="T1">Lusitana</text:span></text:p>
      <text:p text:style-name="P1"><text:span text:style-name="T1">Nobile</text:span></text:p>
      <text:p text:style-name="P1"><text:span text:style-name="T1">Open_Sans</text:span></text:p>
      <text:p text:style-name="P1"><text:span text:style-name="T1">Orienta</text:span></text:p>
      <text:p text:style-name="P1"><text:span text:style-name="T1">OSP_Logisoso</text:span></text:p>
      <text:p text:style-name="P1"><text:span text:style-name="T1">Oxygen</text:span></text:p>
      <text:p text:style-name="P1"><text:span text:style-name="T1">Oxygen_Mono</text:span></text:p>
      <text:p text:style-name="P1"><text:span text:style-name="T1">Pontano_Sans</text:span></text:p>
      <text:p text:style-name="P1"><text:span text:style-name="T1">Prociono</text:span></text:p>
      <text:p text:style-name="P1"><text:span text:style-name="T1">PT-Sans</text:span></text:p>
      <text:p text:style-name="P1"><text:soft-page-break/><text:span text:style-name="T1">Roboto</text:span></text:p>
      <text:p text:style-name="P1"><text:span text:style-name="T1">roboto-1.0</text:span></text:p>
      <text:p text:style-name="P1"><text:span text:style-name="T1">Scada</text:span></text:p>
      <text:p text:style-name="P1"><text:span text:style-name="T1">Share_Tech_Mono</text:span></text:p>
      <text:p text:style-name="P1"><text:span text:style-name="T1">signika</text:span></text:p>
      <text:p text:style-name="P1"><text:span text:style-name="T1">sophia-nubian</text:span></text:p>
      <text:p text:style-name="P1"><text:span text:style-name="T1">Source_Code_Pro</text:span></text:p>
      <text:p text:style-name="P1"><text:span text:style-name="T1">trocchi</text:span></text:p>
      <text:p text:style-name="P1"><text:span text:style-name="T1">ubuntu-font-family-0.8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PT Serif" svg:font-family="'PT Serif'" style:font-family-generic="roman"/>
    <style:font-face style:name="Andika" svg:font-family="Andika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T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99in" fo:margin-bottom="0.0799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T Serif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PT Serif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T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3:20:41</meta:creation-date>
    <dc:date>2013-02-19T13:44:49</dc:date>
    <meta:editing-duration>PT8M58S</meta:editing-duration>
    <meta:editing-cycles>1</meta:editing-cycles>
    <meta:document-statistic meta:table-count="0" meta:image-count="0" meta:object-count="0" meta:page-count="3" meta:paragraph-count="59" meta:word-count="63" meta:character-count="555" meta:non-whitespace-character-count="551"/>
    <meta:generator>LibreOffice/3.6$MacOSX_x86 LibreOffice_project/2ef5aff-a6fb0ff-166bdff-cf087ad-0f1389</meta:generator>
  </office:meta>
</office:document-meta>
</file>